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8a94" officeooo:paragraph-rsid="001f8a94"/>
    </style:style>
    <style:style style:name="T1" style:family="text">
      <style:text-properties officeooo:rsid="0020ab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s l’incertitude sur le fonctionnement du code de correction de la perspective, une correction de la position des robots basé sur un système d’abaque a été envisagé et écrit. L’idée en est plus simple : comme les robots qui ont une hauteur de 35 cm, <text:span text:style-name="T1">la position calculée du support colorée subi une translation liée à la position sur l’image par rapport à sa position sur le terrain. Ainsi on initialise une carte des translations possibles</text:span>. <text:span text:style-name="T1">Pour un nombre aussi grand que possible de points, on mesure sur le terrain la véritable position et on la repère sur l’image. On en déduit la translation qui est placée dans une matrice de tableaux de la taille de l’image du terrain acquise par la caméra . Le tableau est rempli avec les coordonnées de la translation. Cette matrice est ensuite complétée entre les points de mesure par la moyenne des points de mesures les plus proches pondérée par la distance à chacun d’entre eux. Cette méthode d’estimation repose sur l’idée de continuité de cette translation en fonction des coordonnées sur l’image. Une méthode théorique ayant finalement fonctionné avant même que les mesures expérimentales n’aient pu être réalisées, le code n’a jamais pu être véritablement tes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4:42:07.646000000</meta:creation-date>
    <meta:generator>LibreOffice/5.4.6.2$Windows_X86_64 LibreOffice_project/4014ce260a04f1026ba855d3b8d91541c224eab8</meta:generator>
    <dc:date>2019-05-15T15:13:49.868000000</dc:date>
    <meta:editing-duration>PT9M29S</meta:editing-duration>
    <meta:editing-cycles>2</meta:editing-cycles>
    <meta:document-statistic meta:table-count="0" meta:image-count="0" meta:object-count="0" meta:page-count="1" meta:paragraph-count="1" meta:word-count="203" meta:character-count="1215" meta:non-whitespace-character-count="1013"/>
  </office:meta>
</office:document-meta>
</file>